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list-style-name="L4">
      <style:paragraph-properties fo:margin-left="0cm" fo:margin-right="0cm" fo:text-indent="0cm" style:auto-text-indent="false"/>
    </style:style>
    <style:style style:name="P15" style:family="paragraph" style:parent-style-name="Standard" style:list-style-name="L5">
      <style:paragraph-properties fo:margin-left="0cm" fo:margin-right="0cm" fo:text-indent="0cm" style:auto-text-indent="false"/>
    </style:style>
    <style:style style:name="P16" style:family="paragraph" style:parent-style-name="Standard" style:list-style-name="L6">
      <style:paragraph-properties fo:margin-left="0cm" fo:margin-right="0cm" fo:text-indent="0cm" style:auto-text-indent="false"/>
    </style:style>
    <style:style style:name="P17" style:family="paragraph" style:parent-style-name="Standard" style:list-style-name="L7">
      <style:paragraph-properties fo:margin-left="0cm" fo:margin-right="0cm" fo:text-indent="0cm" style:auto-text-indent="false"/>
    </style:style>
    <style:style style:name="P18" style:family="paragraph" style:parent-style-name="Standard" style:list-style-name="L8">
      <style:paragraph-properties fo:margin-left="0cm" fo:margin-right="0cm" fo:text-indent="0cm" style:auto-text-indent="false"/>
    </style:style>
    <style:style style:name="P19" style:family="paragraph" style:parent-style-name="Standard" style:list-style-name="L9">
      <style:paragraph-properties fo:margin-left="0cm" fo:margin-right="0cm" fo:text-indent="0cm" style:auto-text-indent="false"/>
    </style:style>
    <style:style style:name="P20" style:family="paragraph" style:parent-style-name="Standard" style:list-style-name="L10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: Réunion du 30/05/2013</text:p>
      <text:p text:style-name="P2"/>
      <text:p text:style-name="P3"><text:span text:style-name="T1">Participants </text:span>: Lucas, Elliot, Kévin, Nicolas</text:p>
      <text:p text:style-name="P3"><text:span text:style-name="T2"/></text:p>
      <text:p text:style-name="P4">BILAN GLOBAL</text:p>
      <text:p text:style-name="P4"/>
      <text:list xml:id="list41510975" text:style-name="L1">
        <text:list-item>
          <text:p text:style-name="P10">pour l'instant on continue le projet de façon cool, on travaille dessus suivant la motivation de chacun.</text:p>
        </text:list-item>
        <text:list-item>
          <text:p text:style-name="P10">Niveau organisation à part les compte rendu de réunion et les réunions (non régulière) sur mumble, il n'y a plus grand chose, le bilaniste/motivateur/truc a été supprimer.</text:p>
        </text:list-item>
        <text:list-item>
          <text:p text:style-name="P10">Présentation rapide de la nouvelle démo (avec ses bugs), début de la physic mais doit encore être amélioré, bug du chargement de fichier dans un jar compilé</text:p>
        </text:list-item>
        <text:list-item>
          <text:p text:style-name="P10">Prochaine version de la démo/moteur, correction des bugs de la physic et du chargement de fichier.</text:p>
        </text:list-item>
        <text:list-item>
          <text:p text:style-name="P10">Discussion sur la taille de l'image : <text:s/>on part sur des blocks de 32x32 pixels (block de base)</text:p>
          <text:list>
            <text:list-item>
              <text:p text:style-name="P10">pour animation multiple du block de base.</text:p>
            </text:list-item>
            <text:list-item>
              <text:p text:style-name="P10">Image de fond 800x600 minimum</text:p>
            </text:list-item>
            <text:list-item>
              <text:p text:style-name="P10">possibilité dans le future des faire des zoom</text:p>
            </text:list-item>
          </text:list>
        </text:list-item>
        <text:list-item>
          <text:p text:style-name="P10">Prochaine réunion est fixé pour le jeudi soir 27 juin, elle sera confirmé/rappelé un peu av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6cm" fo:margin-bottom="0.977cm" fo:margin-left="0.997cm" fo:margin-right="1.15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 nicolas</meta:initial-creator>
    <meta:creation-date>2013-01-04T15:01:33.46</meta:creation-date>
    <dc:date>2013-06-01T21:52:37.02</dc:date>
    <dc:creator>T nicolas</dc:creator>
    <meta:editing-duration>PT1H10M28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163" meta:character-count="933"/>
  </office:meta>
</office:document-meta>
</file>